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2bf6" officeooo:paragraph-rsid="00142bf6" style:font-size-asian="24pt" style:font-weight-asian="bold" style:font-size-complex="24pt" style:font-weight-complex="bold"/>
    </style:style>
    <style:style style:name="P3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815d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officeooo:paragraph-rsid="005618d8"/>
    </style:style>
    <style:style style:name="P7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>
          <style:tab-stop style:position="0.75in"/>
        </style:tab-stops>
      </style:paragraph-properties>
      <style:text-properties officeooo:paragraph-rsid="001e9204"/>
    </style:style>
    <style:style style:name="P8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24152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ca8c3" officeooo:paragraph-rsid="002b8a5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officeooo:paragraph-rsid="004a2f05"/>
    </style:style>
    <style:style style:name="P11" style:family="paragraph" style:parent-style-name="Heading_20_1">
      <style:paragraph-properties fo:break-before="page">
        <style:tab-stops>
          <style:tab-stop style:position="0.25in"/>
        </style:tab-stops>
      </style:paragraph-properties>
      <style:text-properties officeooo:paragraph-rsid="00161cb3"/>
    </style:style>
    <style:style style:name="P12" style:family="paragraph" style:parent-style-name="Heading_20_1" style:master-page-name="">
      <style:paragraph-properties style:page-number="auto">
        <style:tab-stops>
          <style:tab-stop style:position="0.25in"/>
        </style:tab-stops>
      </style:paragraph-properties>
      <style:text-properties officeooo:paragraph-rsid="00241525"/>
    </style:style>
    <style:style style:name="P13" style:family="paragraph" style:parent-style-name="Heading_20_1">
      <style:paragraph-properties>
        <style:tab-stops>
          <style:tab-stop style:position="0.25in"/>
        </style:tab-stops>
      </style:paragraph-properties>
      <style:text-properties officeooo:paragraph-rsid="002815db"/>
    </style:style>
    <style:style style:name="P14" style:family="paragraph" style:parent-style-name="Heading_20_1">
      <style:paragraph-properties>
        <style:tab-stops>
          <style:tab-stop style:position="0.25in"/>
        </style:tab-stops>
      </style:paragraph-properties>
      <style:text-properties fo:font-weight="normal" officeooo:paragraph-rsid="0026c78e" style:font-weight-asian="normal" style:font-weight-complex="normal"/>
    </style:style>
    <style:style style:name="P1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>
        <style:tab-stops/>
      </style:paragraph-properties>
      <style:text-properties fo:font-size="16pt" fo:font-style="italic" fo:font-weight="normal" officeooo:paragraph-rsid="003a1842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d5033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1e9204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56934f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41525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27cfaa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italic" fo:font-weight="normal" officeooo:paragraph-rsid="005ea2ba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17f69e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16c2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/>
      </style:paragraph-properties>
      <style:text-properties officeooo:paragraph-rsid="003874f6"/>
    </style:style>
    <style:style style:name="P25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2dee10"/>
    </style:style>
    <style:style style:name="P26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>
        <style:tab-stops/>
      </style:paragraph-properties>
      <style:text-properties officeooo:paragraph-rsid="005618d8"/>
    </style:style>
    <style:style style:name="P27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paragraph-rsid="003dfbd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70c3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e1d3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502in"/>
        </style:tab-stops>
      </style:paragraph-properties>
      <style:text-properties fo:font-size="12pt" fo:font-style="normal" fo:font-weight="normal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502in"/>
        </style:tab-stops>
      </style:paragraph-properties>
      <style:text-properties fo:font-size="12pt" fo:font-style="normal" fo:font-weight="normal" officeooo:rsid="005c597f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 style:master-page-name="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5cb157" officeooo:paragraph-rsid="004a2f0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rsid="005d2a5d" officeooo:paragraph-rsid="005e3f1b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 fo:keep-with-next="always">
        <style:tab-stops/>
      </style:paragraph-properties>
      <style:text-properties fo:font-size="12pt" fo:font-style="normal" fo:font-weight="normal" officeooo:rsid="005d2a5d" officeooo:paragraph-rsid="005ea2b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56934f" officeooo:paragraph-rsid="0056934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56934f" officeooo:paragraph-rsid="005ea2b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3">
      <loext:graphic-properties draw:fill="none" draw:fill-gradient-name="gradient" draw:fill-hatch-name="hatch"/>
      <style:paragraph-properties fo:margin-left="0.5in" fo:margin-right="0in" fo:margin-top="0.0598in" fo:margin-bottom="0in" style:contextual-spacing="false" fo:text-indent="-0.5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dd18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41525" officeooo:paragraph-rsid="00524da2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815db" officeooo:paragraph-rsid="004f6bc6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b8a51" officeooo:paragraph-rsid="0050308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8f72" officeooo:paragraph-rsid="0052c91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4c73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fo:font-size="12pt" fo:font-style="normal" fo:font-weight="normal" officeooo:rsid="002dee10" officeooo:paragraph-rsid="005618d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fo:font-weight="normal" officeooo:paragraph-rsid="003dfbdd" style:font-weight-asian="normal" style:font-weight-complex="normal"/>
    </style:style>
    <style:style style:name="P53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officeooo:paragraph-rsid="003f29db"/>
    </style:style>
    <style:style style:name="P54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5c597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5d2a5d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>
          <style:tab-stop style:position="0.6846in"/>
        </style:tab-stops>
      </style:paragraph-properties>
      <style:text-properties fo:font-size="12pt" fo:font-style="normal" fo:font-weight="normal" officeooo:paragraph-rsid="003f29d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5415" style:font-style-asian="italic" style:font-style-complex="italic"/>
    </style:style>
    <style:style style:name="T3" style:family="text">
      <style:text-properties fo:font-style="italic" officeooo:rsid="0017f69e" style:font-style-asian="italic" style:font-style-complex="italic"/>
    </style:style>
    <style:style style:name="T4" style:family="text">
      <style:text-properties fo:font-style="italic" officeooo:rsid="001d5033" style:font-style-asian="italic" style:font-style-complex="italic"/>
    </style:style>
    <style:style style:name="T5" style:family="text">
      <style:text-properties fo:font-style="italic" officeooo:rsid="001ecaac" style:font-style-asian="italic" style:font-style-complex="italic"/>
    </style:style>
    <style:style style:name="T6" style:family="text">
      <style:text-properties fo:font-style="italic" officeooo:rsid="001f53f5" style:font-style-asian="italic" style:font-style-complex="italic"/>
    </style:style>
    <style:style style:name="T7" style:family="text">
      <style:text-properties fo:font-style="italic" officeooo:rsid="0025690a" style:font-style-asian="italic" style:font-style-complex="italic"/>
    </style:style>
    <style:style style:name="T8" style:family="text">
      <style:text-properties fo:font-style="italic" officeooo:rsid="0026c78e" style:font-style-asian="italic" style:font-style-complex="italic"/>
    </style:style>
    <style:style style:name="T9" style:family="text">
      <style:text-properties fo:font-style="italic" officeooo:rsid="002815db" style:font-style-asian="italic" style:font-style-complex="italic"/>
    </style:style>
    <style:style style:name="T10" style:family="text">
      <style:text-properties fo:font-style="italic" officeooo:rsid="002b8a51" style:font-style-asian="italic" style:font-style-complex="italic"/>
    </style:style>
    <style:style style:name="T11" style:family="text">
      <style:text-properties fo:font-style="italic" officeooo:rsid="00241525" style:font-style-asian="italic" style:font-style-complex="italic"/>
    </style:style>
    <style:style style:name="T12" style:family="text">
      <style:text-properties fo:font-style="italic" officeooo:rsid="002ca8c3" style:font-style-asian="italic" style:font-style-complex="italic"/>
    </style:style>
    <style:style style:name="T13" style:family="text">
      <style:text-properties fo:font-style="italic" officeooo:rsid="005c597f" style:font-style-asian="italic" style:font-style-complex="italic"/>
    </style:style>
    <style:style style:name="T14" style:family="text">
      <style:text-properties fo:font-style="italic" officeooo:rsid="005e3f1b" style:font-style-asian="italic" style:font-style-complex="italic"/>
    </style:style>
    <style:style style:name="T15" style:family="text">
      <style:text-properties fo:font-style="italic" fo:font-weight="bold" officeooo:rsid="005c597f" style:font-style-asian="italic" style:font-weight-asian="bold" style:font-style-complex="italic" style:font-weight-complex="bold"/>
    </style:style>
    <style:style style:name="T16" style:family="text">
      <style:text-properties officeooo:rsid="00161cb3"/>
    </style:style>
    <style:style style:name="T17" style:family="text">
      <style:text-properties officeooo:rsid="00165415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3b4d7" style:font-weight-asian="bold" style:font-weight-complex="bold"/>
    </style:style>
    <style:style style:name="T20" style:family="text">
      <style:text-properties fo:font-weight="bold" officeooo:rsid="00241525" style:font-weight-asian="bold" style:font-weight-complex="bold"/>
    </style:style>
    <style:style style:name="T21" style:family="text">
      <style:text-properties fo:font-weight="bold" officeooo:rsid="0026c78e" style:font-weight-asian="bold" style:font-weight-complex="bold"/>
    </style:style>
    <style:style style:name="T22" style:family="text">
      <style:text-properties fo:font-weight="bold" officeooo:rsid="002815db" style:font-weight-asian="bold" style:font-weight-complex="bold"/>
    </style:style>
    <style:style style:name="T23" style:family="text">
      <style:text-properties fo:font-size="12pt" fo:font-style="normal" fo:font-weight="normal" officeooo:rsid="002ca8c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59038a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5cb15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17f69e"/>
    </style:style>
    <style:style style:name="T27" style:family="text">
      <style:text-properties officeooo:rsid="001d5033"/>
    </style:style>
    <style:style style:name="T28" style:family="text">
      <style:text-properties officeooo:rsid="001e0a0c"/>
    </style:style>
    <style:style style:name="T29" style:family="text">
      <style:text-properties officeooo:rsid="00212484"/>
    </style:style>
    <style:style style:name="T30" style:family="text">
      <style:text-properties officeooo:rsid="00241525"/>
    </style:style>
    <style:style style:name="T31" style:family="text">
      <style:text-properties officeooo:rsid="0025690a"/>
    </style:style>
    <style:style style:name="T32" style:family="text">
      <style:text-properties officeooo:rsid="0026c78e"/>
    </style:style>
    <style:style style:name="T33" style:family="text">
      <style:text-properties officeooo:rsid="0027cfa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2815db"/>
    </style:style>
    <style:style style:name="T36" style:family="text">
      <style:text-properties officeooo:rsid="002b8a51"/>
    </style:style>
    <style:style style:name="T3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font-size="16pt" fo:font-style="italic" fo:font-weight="normal" officeooo:rsid="002dee10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fo:font-size="16pt" officeooo:rsid="00241525" style:font-size-asian="16pt" style:font-size-complex="16pt"/>
    </style:style>
    <style:style style:name="T40" style:family="text">
      <style:text-properties fo:font-size="16pt" officeooo:rsid="00316c22" style:font-size-asian="16pt" style:font-size-complex="16pt"/>
    </style:style>
    <style:style style:name="T41" style:family="text">
      <style:text-properties fo:font-size="16pt" fo:font-style="normal" fo:font-weight="normal" officeooo:rsid="003874f6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size="16pt" fo:font-style="normal" fo:font-weight="normal" officeooo:rsid="002dee10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size="16pt" fo:font-style="normal" fo:font-weight="normal" officeooo:rsid="005618d8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officeooo:rsid="002ca8c3"/>
    </style:style>
    <style:style style:name="T45" style:family="text">
      <style:text-properties officeooo:rsid="0050308a"/>
    </style:style>
    <style:style style:name="T46" style:family="text">
      <style:text-properties fo:font-style="normal" officeooo:rsid="005d2a5d" style:font-style-asian="normal" style:font-style-complex="normal"/>
    </style:style>
    <style:style style:name="T47" style:family="text">
      <style:text-properties fo:font-style="normal" officeooo:rsid="005ea2ba" style:font-style-asian="normal" style:font-style-complex="normal"/>
    </style:style>
    <style:style style:name="T48" style:family="text">
      <style:text-properties officeooo:rsid="005618d8"/>
    </style:style>
    <style:style style:name="T49" style:family="text">
      <style:text-properties officeooo:rsid="0059038a"/>
    </style:style>
    <style:style style:name="T50" style:family="text">
      <style:text-properties officeooo:rsid="005d2a5d"/>
    </style:style>
    <style:style style:name="T51" style:family="text">
      <style:text-properties officeooo:rsid="005e3f1b"/>
    </style:style>
    <style:style style:name="T52" style:family="text">
      <style:text-properties officeooo:rsid="005ea2ba"/>
    </style:style>
    <style:style style:name="T53" style:family="text">
      <style:text-properties officeooo:rsid="006076a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M32H735G<text:span text:style-name="T16">_DK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519_1091873253" text:style-name="Index_20_Link" text:visited-style-name="Index_20_Link"><text:s/>1 Code deployment.<text:tab/>2</text:a></text:p>
          <text:p text:style-name="P5"><text:a xlink:type="simple" xlink:href="#__RefHeading___Toc521_1091873253%20Copy%201" text:style-name="Index_20_Link" text:visited-style-name="Index_20_Link"><text:s/>1.1 Fedora system setup.<text:tab/>2</text:a></text:p>
          <text:p text:style-name="P5"><text:a xlink:type="simple" xlink:href="#__RefHeading___Toc535_1091873253" text:style-name="Index_20_Link" text:visited-style-name="Index_20_Link"><text:s/>1.2 Build Makefile.<text:tab/>2</text:a></text:p>
          <text:p text:style-name="P5"><text:a xlink:type="simple" xlink:href="#__RefHeading___Toc545_1091873253" text:style-name="Index_20_Link" text:visited-style-name="Index_20_Link"><text:s/>1.3 Compile.<text:tab/>2</text:a></text:p>
          <text:p text:style-name="P5"><text:a xlink:type="simple" xlink:href="#__RefHeading___Toc551_1091873253" text:style-name="Index_20_Link" text:visited-style-name="Index_20_Link"><text:s/>1.4 Chip burning.<text:tab/>2</text:a></text:p>
          <text:p text:style-name="P4"><text:a xlink:type="simple" xlink:href="#__RefHeading___Toc569_1091873253" text:style-name="Index_20_Link" text:visited-style-name="Index_20_Link"><text:s/>2 Makefile.<text:tab/>3</text:a></text:p>
          <text:p text:style-name="P5"><text:a xlink:type="simple" xlink:href="#__RefHeading___Toc571_1091873253" text:style-name="Index_20_Link" text:visited-style-name="Index_20_Link"><text:s/>2.1 Makefile generating code.<text:tab/>3</text:a></text:p>
          <text:p text:style-name="P4"><text:a xlink:type="simple" xlink:href="#__RefHeading___Toc591_1091873253" text:style-name="Index_20_Link" text:visited-style-name="Index_20_Link"><text:s/>3 Directories structure.<text:tab/>4</text:a></text:p>
          <text:p text:style-name="P5"><text:a xlink:type="simple" xlink:href="#__RefHeading___Toc840_1091873253" text:style-name="Index_20_Link" text:visited-style-name="Index_20_Link"><text:s/>3.1 Layout.<text:tab/>4</text:a></text:p>
          <text:p text:style-name="P4"><text:a xlink:type="simple" xlink:href="#__RefHeading___Toc607_1091873253" text:style-name="Index_20_Link" text:visited-style-name="Index_20_Link"><text:s/>4 Coding conventions.<text:tab/>4</text:a></text:p>
          <text:p text:style-name="P5"><text:a xlink:type="simple" xlink:href="#__RefHeading___Toc609_1091873253" text:style-name="Index_20_Link" text:visited-style-name="Index_20_Link"><text:s/>4.1 Naming conventions.<text:tab/>4</text:a></text:p>
          <text:p text:style-name="P5"><text:a xlink:type="simple" xlink:href="#__RefHeading___Toc609_1091873253%20Copy%201" text:style-name="Index_20_Link" text:visited-style-name="Index_20_Link"><text:s/>4.2 Asserts.<text:tab/>5</text:a></text:p>
          <text:p text:style-name="P5"><text:a xlink:type="simple" xlink:href="#__RefHeading___Toc639_1091873253" text:style-name="Index_20_Link" text:visited-style-name="Index_20_Link"><text:s/>4.3 Switch<text:span text:style-name="T1"> </text:span>cases<text:span text:style-name="T1">.</text:span><text:tab/>5</text:a></text:p>
          <text:p text:style-name="P5"><text:a xlink:type="simple" xlink:href="#__RefHeading___Toc639_1091873253%20Copy%201" text:style-name="Index_20_Link" text:visited-style-name="Index_20_Link"><text:s/>4.4 Inheritance<text:span text:style-name="T1">.</text:span><text:tab/>5</text:a></text:p>
        </text:index-body>
      </text:table-of-content>
      <text:p text:style-name="P1"/>
      <text:p text:style-name="P1"/>
      <text:h text:style-name="P11" text:outline-level="1"><text:bookmark-start text:name="__RefHeading___Toc519_1091873253"/><text:span text:style-name="T19">C</text:span><text:span text:style-name="T18">ode deployment</text:span><text:span text:style-name="T34">.</text:span><text:bookmark-end text:name="__RefHeading___Toc519_1091873253"/></text:h>
      <text:h text:style-name="P15" text:outline-level="2"><text:bookmark-start text:name="__RefHeading___Toc521_1091873253 Copy 1"/><text:span text:style-name="T17">Fedora system setup</text:span>.<text:bookmark-end text:name="__RefHeading___Toc521_1091873253 Copy 1"/></text:h>
      <text:h text:style-name="P27" text:outline-level="3"><text:bookmark-start text:name="__RefHeading___Toc523_1091873253 Copy 2"/>‘<text:span text:style-name="T1">dnf install openocd’</text:span><text:bookmark-end text:name="__RefHeading___Toc523_1091873253 Copy 2"/></text:h>
      <text:h text:style-name="P28" text:outline-level="3"><text:span text:style-name="T17">‘</text:span><text:span text:style-name="T2">dnf install telnet</text:span><text:span text:style-name="T17">’</text:span></text:h>
      <text:h text:style-name="P29" text:outline-level="3"><text:span text:style-name="T17">‘</text:span><text:span text:style-name="T2">dnf install g++</text:span><text:span text:style-name="T17">’</text:span></text:h>
      <text:h text:style-name="P29" text:outline-level="3"><text:span text:style-name="T17">‘</text:span><text:span text:style-name="T2">dnf install arm-none-eabi-gcc-cs</text:span><text:span text:style-name="T17">’</text:span></text:h>
      <text:h text:style-name="P29" text:outline-level="3"><text:span text:style-name="T17">‘</text:span><text:span text:style-name="T2">dnf install arm-none-eabi-gcc-cs-c++</text:span><text:span text:style-name="T17">’</text:span></text:h>
      <text:h text:style-name="P29" text:outline-level="3"><text:span text:style-name="T17">‘</text:span><text:span text:style-name="T2">dnf install arm-none-eabi-</text:span><text:span text:style-name="T3">newlib</text:span><text:span text:style-name="T17">’</text:span></text:h>
      <text:h text:style-name="P52" text:outline-level="3" text:is-list-header="true"/>
      <text:h text:style-name="P22" text:outline-level="2"><text:bookmark-start text:name="__RefHeading___Toc535_1091873253"/><text:span text:style-name="T26">Build Makefile</text:span>.<text:bookmark-end text:name="__RefHeading___Toc535_1091873253"/></text:h>
      <text:h text:style-name="P30" text:outline-level="3"><text:span text:style-name="T26">Run </text:span><text:span text:style-name="T29">each time </text:span><text:span text:style-name="T26">after adding / removing / moving source files from </text:span><text:span text:style-name="T28">a terminal at ‘</text:span><text:span text:style-name="T26">STM32H735G_DK’.</text:span></text:h>
      <text:h text:style-name="P36" text:outline-level="3">‘<text:span text:style-name="T1">make/build_makefile.sh targets/</text:span><text:span text:style-name="T15">target_name</text:span><text:span text:style-name="T1">.target &gt; /dev/null</text:span>’</text:h>
      <text:h text:style-name="P37" text:outline-level="3">‘<text:span text:style-name="T18">target_name</text:span>’ is one of:</text:h>
      <text:h text:style-name="P54" text:outline-level="4">‘<text:span text:style-name="T13">ALL</text:span><text:span text:style-name="T1">_735</text:span><text:span text:style-name="T13">H</text:span>’</text:h>
      <text:h text:style-name="P55" text:outline-level="4">‘<text:span text:style-name="T1">TOUCH_SCREEN_STM32H735’</text:span></text:h>
      <text:h text:style-name="P56" text:outline-level="4">‘<text:span text:style-name="T1">TEST_SDRAM_STM32H735</text:span>’</text:h>
      <text:h text:style-name="P56" text:outline-level="4">‘<text:span text:style-name="T1">TEST_FLASH_STM32H735</text:span>’</text:h>
      <text:h text:style-name="P56" text:outline-level="4">‘<text:span text:style-name="T1">BASIC_STM32H735</text:span>’</text:h>
      <text:h text:style-name="P53" text:outline-level="3" text:is-list-header="true"/>
      <text:h text:style-name="P16" text:outline-level="2"><text:bookmark-start text:name="__RefHeading___Toc545_1091873253"/><text:span text:style-name="T27">Compile</text:span>.<text:bookmark-end text:name="__RefHeading___Toc545_1091873253"/></text:h>
      <text:h text:style-name="P31" text:outline-level="3"><text:span text:style-name="T26">Run from </text:span><text:span text:style-name="T28">a terminal at ‘</text:span><text:span text:style-name="T26">STM32H735G_DK/</text:span><text:span text:style-name="T27">bin’:</text:span></text:h>
      <text:h text:style-name="P32" text:outline-level="3"><text:span text:style-name="T26">‘</text:span><text:span text:style-name="T4">make -j8</text:span><text:span text:style-name="T26">’</text:span></text:h>
      <text:h text:style-name="P7" text:outline-level="2"/>
      <text:h text:style-name="P17" text:outline-level="2"><text:bookmark-start text:name="__RefHeading___Toc551_1091873253"/><text:span text:style-name="T29">Chip burning</text:span>.<text:bookmark-end text:name="__RefHeading___Toc551_1091873253"/></text:h>
      <text:h text:style-name="P38" text:outline-level="3">Refer to the openocd doc file.</text:h>
      <text:p text:style-name="P10"><text:span text:style-name="T25"/></text:p>
      <text:h text:style-name="P18" text:outline-level="2"><text:bookmark-start text:name="__RefHeading___Toc551_1091873253 Copy 1"/><text:soft-page-break/><text:span text:style-name="T46">TouchScreen</text:span>.<text:bookmark-end text:name="__RefHeading___Toc551_1091873253 Copy 1"/></text:h>
      <text:h text:style-name="P39" text:outline-level="3">For building the touch screen demo, build the makefile using ‘<text:span text:style-name="T1">TOUCH_SCREEN_STM32H735.</text:span><text:span text:style-name="T14">target’ </text:span><text:span text:style-name="T51">(or ‘</text:span><text:span text:style-name="T13">ALL</text:span><text:span text:style-name="T14">_735</text:span><text:span text:style-name="T13">H</text:span><text:span text:style-name="T51">’).</text:span></text:h>
      <text:h text:style-name="P41" text:outline-level="3">The <text:span text:style-name="T50">touch screen </text:span>demo application uses leds, sdram, lcd, and touch screen. After burning the demo, <text:span text:style-name="T49">you can follow a single, or double touches on the lcd screen. In case of triple touch, the code asserts (for demonstrating the assert mechanism).</text:span></text:h>
      <text:h text:style-name="P21" text:outline-level="2"><text:bookmark-start text:name="__RefHeading___Toc551_1091873253 Copy 1 Copy 1"/><text:span text:style-name="T47">UsbDevice</text:span>.<text:bookmark-end text:name="__RefHeading___Toc551_1091873253 Copy 1 Copy 1"/></text:h>
      <text:h text:style-name="P40" text:outline-level="3">For building the <text:span text:style-name="T52">usb mouse device</text:span> demo, build the makefile using ‘<text:span text:style-name="T52">USB</text:span><text:span text:style-name="T1">_STM32H735.</text:span><text:span text:style-name="T14">target’ </text:span><text:span text:style-name="T51">(or ‘</text:span><text:span text:style-name="T13">ALL</text:span><text:span text:style-name="T14">_735</text:span><text:span text:style-name="T13">H</text:span><text:span text:style-name="T51">’).</text:span></text:h>
      <text:h text:style-name="P42" text:outline-level="3"><text:span text:style-name="T24">The </text:span><text:span text:style-name="T52">usb device</text:span><text:span text:style-name="T50"> </text:span><text:span text:style-name="T24">demo application uses leds, sdram, lcd, and touch screen. After burning the demo, </text:span><text:span text:style-name="T49">you can </text:span><text:span text:style-name="T52">connect a mouse to ‘USB FB’ connector</text:span><text:span text:style-name="T49">. </text:span><text:span text:style-name="T53">Left button moves mouse faster. Right button moves mouse slower.</text:span></text:h>
      <text:h text:style-name="P12" text:outline-level="1"><text:bookmark-start text:name="__RefHeading___Toc569_1091873253"/><text:span text:style-name="T20">Makefile</text:span><text:span text:style-name="T34">.</text:span><text:bookmark-end text:name="__RefHeading___Toc569_1091873253"/></text:h>
      <text:h text:style-name="P19" text:outline-level="2"><text:bookmark-start text:name="__RefHeading___Toc571_1091873253"/><text:span text:style-name="T30">Makefile generating code</text:span>.<text:bookmark-end text:name="__RefHeading___Toc571_1091873253"/></text:h>
      <text:h text:style-name="P33" text:outline-level="3"><text:bookmark-start text:name="__RefHeading___Toc573_1091873253 Copy 1 Copy 1"/><text:span text:style-name="T30">Directory ‘</text:span><text:span text:style-name="T11">make</text:span><text:span text:style-name="T30">’ holds the makefile generating code, and scripts. That code is not documented.</text:span><text:bookmark-end text:name="__RefHeading___Toc573_1091873253 Copy 1 Copy 1"/></text:h>
      <text:h text:style-name="P43" text:outline-level="3">Code is divided to libraries, and modules.</text:h>
      <text:h text:style-name="P34" text:outline-level="3"><text:span text:style-name="T30">A library directory holds a file named ‘</text:span><text:span text:style-name="T11">library.params</text:span><text:span text:style-name="T30">’.</text:span></text:h>
      <text:h text:style-name="P34" text:outline-level="3"><text:span text:style-name="T30">A module directory holds a file name ‘</text:span><text:span text:style-name="T11">files.make</text:span><text:span text:style-name="T30">’.</text:span></text:h>
      <text:h text:style-name="P34" text:outline-level="3"><text:span text:style-name="T30">The only exception is the </text:span><text:span text:style-name="T11">main</text:span><text:span text:style-name="T30"> directory, which is both a library, and a module. It is also a module that receives the list of active modules (using the compiler -D option for params definition).</text:span></text:h>
      <text:h text:style-name="P43" text:outline-level="3">When adding a file to repository, you must add it to the ‘files.make’ list.</text:h>
      <text:h text:style-name="P43" text:outline-level="3">When adding a directory to the tree, you must add it also in the parent module / library.</text:h>
      <text:h text:style-name="P34" text:outline-level="3"><text:span text:style-name="T31">Common compiler directives are to be found in ‘</text:span><text:span text:style-name="T7">target/XXX.compiler</text:span><text:span text:style-name="T31">’</text:span><text:span text:style-name="T30">. </text:span><text:span text:style-name="T31">(One such parameter is ‘-D ASSERT_LEVEL_ACTIVE=0x30U’ </text:span><text:span text:style-name="T32">in ‘target/ARM_GPP_DEBUG.compiler’).</text:span></text:h>
      <text:h text:style-name="P34" text:outline-level="3"><text:span text:style-name="T32">The code generates a single ‘</text:span><text:span text:style-name="T8">Makefile</text:span><text:span text:style-name="T32">’ at ‘</text:span><text:span text:style-name="T5">STM32H735</text:span><text:span text:style-name="T6">G_DK</text:span><text:span text:style-name="T5">/bin‘</text:span><text:span text:style-name="T30">. </text:span><text:span text:style-name="T32">This makefile is mostly parallel, so we can use the ‘</text:span><text:span text:style-name="T8">make -jx</text:span><text:span text:style-name="T32">’ command effectively.</text:span></text:h>
      <text:h text:style-name="P8" text:outline-level="2"/>
      <text:h text:style-name="P13" text:outline-level="1"><text:bookmark-start text:name="__RefHeading___Toc591_1091873253"/><text:soft-page-break/><text:span text:style-name="T22">Directories structure</text:span><text:span text:style-name="T34">.</text:span><text:bookmark-end text:name="__RefHeading___Toc591_1091873253"/></text:h>
      <text:h text:style-name="P23" text:outline-level="2"><text:bookmark-start text:name="__RefHeading___Toc840_1091873253"/><text:span text:style-name="T39">L</text:span><text:span text:style-name="T40">ayout.</text:span><text:bookmark-end text:name="__RefHeading___Toc840_1091873253"/></text:h>
      <text:h text:style-name="P44" text:outline-level="3"><text:span text:style-name="T35">All source directories come under ‘</text:span><text:span text:style-name="T9">src</text:span><text:span text:style-name="T35">’ path.</text:span></text:h>
      <text:h text:style-name="P44" text:outline-level="3"><text:bookmark-start text:name="__RefHeading___Toc595_1091873253 Copy 1"/><text:span text:style-name="T32">Directory ‘</text:span><text:span text:style-name="T9">src</text:span><text:span text:style-name="T35">/</text:span><text:span text:style-name="T8">COMMON</text:span><text:span text:style-name="T32">’ holds the common files </text:span><text:span text:style-name="T35">libraries</text:span>. <text:span text:style-name="T32">These are the files that are platform independent, and application independent.</text:span><text:bookmark-end text:name="__RefHeading___Toc595_1091873253 Copy 1"/></text:h>
      <text:h text:style-name="P47" text:outline-level="3"><text:bookmark-start text:name="__RefHeading___Toc597_1091873253 Copy 1"/>Directory ‘<text:span text:style-name="T1">src/PHYSICAL</text:span>’ holds the chip specific libraries. As an example, we have the ‘<text:span text:style-name="T1">src/PHYSICAL/STM32H735</text:span>’ library for the STM32H735 chip. Here you can find mostly registers related code.<text:bookmark-end text:name="__RefHeading___Toc597_1091873253 Copy 1"/></text:h>
      <text:h text:style-name="P35" text:outline-level="3"><text:span text:style-name="T35">Directory ‘src/PLATFORM’ holds the platform specific libraries. As an example, we have the ‘</text:span><text:span text:style-name="T9">src/PLATFORM/DISCOVERY_735G</text:span><text:span text:style-name="T35">’ library for the STM32H735G-DK board. Here you can find mostly actual gpio related implementations.</text:span></text:h>
      <text:h text:style-name="P35" text:outline-level="3"><text:span text:style-name="T35">Directory ‘</text:span><text:span text:style-name="T9">src/APPLICATION</text:span><text:span text:style-name="T35">’ holds the actual applications related code.</text:span></text:h>
      <text:h text:style-name="P35" text:outline-level="3"><text:span text:style-name="T35">As a simple example, consider the I2C objects</text:span><text:span text:style-name="T32">. ‘</text:span><text:span text:style-name="T9">I2cMaster</text:span><text:span text:style-name="T35">’ is a ‘</text:span><text:span text:style-name="T9">COMMON</text:span><text:span text:style-name="T35">’ member, mostly for defining the interface. ‘</text:span><text:span text:style-name="T9">H735I2cMaster</text:span><text:span text:style-name="T35">’ is a ‘</text:span><text:span text:style-name="T9">PHYSICAL</text:span><text:span text:style-name="T35">’ member, implementing the interface. ‘</text:span><text:span text:style-name="T9">Disc735I2cMaster4</text:span><text:span text:style-name="T35">’ is a ‘</text:span><text:span text:style-name="T9">PLATFORM</text:span><text:span text:style-name="T35">’ member, which initializes the i2c gpios for i2c4.</text:span></text:h>
      <text:h text:style-name="P35" text:outline-level="3"><text:span text:style-name="T35">Libraries usually have a ‘</text:span><text:span text:style-name="T9">redirect</text:span><text:span text:style-name="T35">’ path, for ease of use. We use the typedef directive for the chip dependent, and platform dependent files. A chip depended is prefixed by ‘</text:span><text:span text:style-name="T9">Physical</text:span><text:span text:style-name="T35">’ (i.e. the ‘</text:span><text:span text:style-name="T9">H735I2cMaster</text:span><text:span text:style-name="T35">’ file adds a typedef directive to ‘</text:span><text:span text:style-name="T9">PhysicalI2cMaster</text:span><text:span text:style-name="T35">’, and redirected by ‘</text:span><text:span text:style-name="T9">PhysicalI2cMaster.h</text:span><text:span text:style-name="T35">’ in the redirect path). For platforms dependent code we employ the ‘</text:span><text:span text:style-name="T9">Platform</text:span><text:span text:style-name="T35">’ prefix.</text:span><text:span text:style-name="T30"> </text:span></text:h>
      <text:p text:style-name="P3"/>
      <text:h text:style-name="P14" text:outline-level="1"><text:bookmark-start text:name="__RefHeading___Toc607_1091873253"/><text:span text:style-name="T21">Coding conventions</text:span>.<text:bookmark-end text:name="__RefHeading___Toc607_1091873253"/></text:h>
      <text:h text:style-name="P20" text:outline-level="2"><text:bookmark-start text:name="__RefHeading___Toc609_1091873253"/><text:span text:style-name="T33">Naming conventions</text:span>.<text:bookmark-end text:name="__RefHeading___Toc609_1091873253"/></text:h>
      <text:h text:style-name="P45" text:outline-level="3"><text:span text:style-name="T36">For objects</text:span><text:span text:style-name="T33"> (class, struct, enum, typedef), </text:span><text:span text:style-name="T36">we use a capital letter heading each word (followed by lower case). For example – ‘</text:span><text:span text:style-name="T10">ModuleManager</text:span><text:span text:style-name="T36">’.</text:span></text:h>
      <text:h text:style-name="P45" text:outline-level="3"><text:span text:style-name="T36">Each file holds a single object. The filename is the same as the object name. (So the filename for the ‘</text:span><text:span text:style-name="T10">ModuleManager’ object is ‘ ModuleManager.h’).</text:span></text:h>
      <text:h text:style-name="P48" text:outline-level="3">C++ implementations filenames are terminated by ‘.cc’.</text:h>
      <text:h text:style-name="P45" text:outline-level="3"><text:span text:style-name="T45">A</text:span><text:span text:style-name="T36">ssembler implementations filenames are terminated by ‘.a’.</text:span></text:h>
      <text:h text:style-name="P45" text:outline-level="3"><text:bookmark-start text:name="__RefHeading___Toc619_1091873253 Copy 1"/><text:span text:style-name="T44">Defined directives are all capital (such as ‘</text:span><text:span text:style-name="T12">ASSERT_CRITICAL</text:span><text:span text:style-name="T44">’).</text:span><text:bookmark-end text:name="__RefHeading___Toc619_1091873253 Copy 1"/></text:h>
      <text:h text:style-name="P45" text:outline-level="3"><text:span text:style-name="T44">Variables are all lower case (such as ‘</text:span><text:span text:style-name="T12">range_start</text:span><text:span text:style-name="T44">’).</text:span></text:h>
      <text:h text:style-name="P45" text:outline-level="3"><text:span text:style-name="T44">Class member variables are prefixed by ‘</text:span><text:span text:style-name="T12">m_</text:span><text:span text:style-name="T44">’ (such as ‘</text:span><text:span text:style-name="T12">m_flash_manager</text:span><text:span text:style-name="T44">’).</text:span></text:h>
      <text:h text:style-name="P45" text:outline-level="3"><text:span text:style-name="T44">Class global variables are prefixed by ‘</text:span><text:span text:style-name="T12">g_</text:span><text:span text:style-name="T44">’ (Such as ‘</text:span><text:span text:style-name="T12">g_ticks_count</text:span><text:span text:style-name="T44">’).</text:span></text:h>
      <text:h text:style-name="P45" text:outline-level="3"><text:span text:style-name="T44">Method, and function names are a lower cased word, followed by capital headed word (such as ‘</text:span><text:span text:style-name="T12">getClockControl</text:span><text:span text:style-name="T44">’).</text:span></text:h>
      <text:h text:style-name="P9" text:outline-level="2"><text:bookmark-start text:name="__RefHeading___Toc627_1091873253"/><text:bookmark-end text:name="__RefHeading___Toc627_1091873253"/></text:h>
      <text:h text:style-name="P24" text:outline-level="2"><text:bookmark-start text:name="__RefHeading___Toc609_1091873253 Copy 1"/><text:soft-page-break/><text:span text:style-name="T41">Asserts</text:span><text:span text:style-name="T23">.</text:span><text:bookmark-end text:name="__RefHeading___Toc609_1091873253 Copy 1"/></text:h>
      <text:h text:style-name="P49" text:outline-level="3">‘ASSERT_TEMP’ – used during development for bug hunting. Should not be present in the code.</text:h>
      <text:h text:style-name="P49" text:outline-level="3">‘ASSERT_DEV’ – used for testing any assumption that is always valid on wakeup (such as offset of a variable in a register structure).</text:h>
      <text:h text:style-name="P49" text:outline-level="3">‘ASSERT_TEST’ – used for testing any state that may happen according to user actions, but would not cause an erroneous system behavior. It may still cause a system crash, such as a NULL pointer access. </text:h>
      <text:h text:style-name="P49" text:outline-level="3">‘ASSERT_CRITICAL’ – used for identifying any possibly erroneous behavior. (an example would be unhandled case in a switch clause).</text:h>
      <text:h text:style-name="P46" text:outline-level="3" text:is-list-header="true"/>
      <text:h text:style-name="P25" text:outline-level="2"><text:bookmark-start text:name="__RefHeading___Toc639_1091873253"/><text:span text:style-name="T42">Switch</text:span><text:span text:style-name="T38"> </text:span><text:span text:style-name="T42">cases</text:span><text:span text:style-name="T37">.</text:span><text:bookmark-end text:name="__RefHeading___Toc639_1091873253"/></text:h>
      <text:h text:style-name="P50" text:outline-level="3">When possible, use explicit case for each possible value, so that the compiler would issue a warning on any new (missing) case.</text:h>
      <text:h text:style-name="P26" text:outline-level="2"><text:bookmark-start text:name="__RefHeading___Toc639_1091873253 Copy 1"/><text:span text:style-name="T43">Inheritance</text:span><text:span text:style-name="T37">.</text:span><text:bookmark-end text:name="__RefHeading___Toc639_1091873253 Copy 1"/></text:h>
      <text:h text:style-name="P51" text:outline-level="3"><text:span text:style-name="T48">This code prohibits multiple inheritance</text:span>.</text:h>
      <text:h text:style-name="P51" text:outline-level="3"><text:span text:style-name="T48">Only exception is the module managers, that may implement multiple pure virtual interfaces</text:span>.</text:h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8-08T10:17:42.498659422</dc:date>
    <meta:editing-duration>PT7H50M48S</meta:editing-duration>
    <meta:editing-cycles>76</meta:editing-cycles>
    <meta:print-date>2023-06-18T08:59:54.691729106</meta:print-date>
    <meta:document-statistic meta:table-count="0" meta:image-count="0" meta:object-count="0" meta:page-count="5" meta:paragraph-count="85" meta:word-count="884" meta:character-count="6011" meta:non-whitespace-character-count="5122"/>
  </office:meta>
</office:document-meta>
</file>